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11cm" fo:min-width="3.17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81cm" svg:height="1.397cm" svg:x="9.255cm" svg:y="2.27cm">
          <text:p text:style-name="P1"><text:span text:style-name="T1">Rea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81cm" svg:height="1.397cm" svg:x="9.255cm" svg:y="4.556cm">
          <text:p text:style-name="P1"><text:span text:style-name="T1">PickCon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81cm" svg:height="1.397cm" svg:x="3.413cm" svg:y="7.477cm">
          <text:p text:style-name="P1"><text:span text:style-name="T1">FoundI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1cm" svg:height="1.397cm" svg:x="14.716cm" svg:y="4.556cm">
          <text:p text:style-name="P1"><text:span text:style-name="T1">FoundTrea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1cm" svg:height="1.397cm" svg:x="3.413cm" svg:y="4.556cm">
          <text:p text:style-name="P1"><text:span text:style-name="T1">FoundBuf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81cm" svg:height="1.397cm" svg:x="9.255cm" svg:y="13.827cm">
          <text:p text:style-name="P1"><text:span text:style-name="T1">PreBat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81cm" svg:height="1.397cm" svg:x="14.843cm" svg:y="10.144cm">
          <text:p text:style-name="P1"><text:span text:style-name="T1">FoundSealed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81cm" svg:height="1.397cm" svg:x="9.255cm" svg:y="10.144cm">
          <text:p text:style-name="P1"><text:span text:style-name="T1">FoundBat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3.065cm" svg:y1="5.254cm" svg:x2="14.716cm" svg:y2="5.254cm" draw:start-shape="id1" draw:start-glue-point="1" draw:end-shape="id2" draw:end-glue-point="3" svg:d="M13065 5254h1651" svg:viewBox="0 0 1652 1">
          <text:p/>
        </draw:connector>
        <draw:connector draw:style-name="gr3" draw:text-style-name="P3" draw:layer="layout" draw:type="curve" svg:x1="11.16cm" svg:y1="3.667cm" svg:x2="11.16cm" svg:y2="4.556cm" draw:start-shape="id3" draw:start-glue-point="2" draw:end-shape="id1" draw:end-glue-point="0" svg:d="M11160 3667v889" svg:viewBox="0 0 1 890">
          <text:p/>
        </draw:connector>
        <draw:connector draw:style-name="gr2" draw:text-style-name="P3" draw:layer="layout" draw:type="curve" svg:x1="11.16cm" svg:y1="5.953cm" svg:x2="16.748cm" svg:y2="10.144cm" draw:start-shape="id1" draw:start-glue-point="2" draw:end-shape="id4" draw:end-glue-point="0" svg:d="M11160 5953c0 3142 5588 1047 5588 4191" svg:viewBox="0 0 5589 4192">
          <text:p/>
        </draw:connector>
        <draw:connector draw:style-name="gr3" draw:text-style-name="P3" draw:layer="layout" draw:type="curve" svg:x1="9.255cm" svg:y1="5.254cm" svg:x2="7.223cm" svg:y2="8.175cm" draw:start-shape="id1" draw:start-glue-point="3" draw:end-shape="id5" draw:end-glue-point="1" svg:d="M9255 5254c-1522 0-507 2921-2032 2921" svg:viewBox="0 0 2033 2922">
          <text:p/>
        </draw:connector>
        <draw:connector draw:style-name="gr3" draw:text-style-name="P3" draw:layer="layout" draw:type="curve" svg:x1="11.16cm" svg:y1="5.953cm" svg:x2="7.223cm" svg:y2="5.254cm" draw:start-shape="id1" draw:start-glue-point="2" draw:end-shape="id6" draw:end-glue-point="1" svg:d="M11160 5953c0 751-1460 627-2063 264s-349-963-1874-963" svg:viewBox="0 0 3938 1251">
          <text:p/>
        </draw:connector>
        <draw:connector draw:style-name="gr3" draw:text-style-name="P3" draw:layer="layout" draw:type="curve" svg:x1="11.16cm" svg:y1="5.953cm" svg:x2="11.16cm" svg:y2="10.144cm" draw:start-shape="id1" draw:start-glue-point="2" draw:end-shape="id7" draw:end-glue-point="0" svg:d="M11160 5953v4191" svg:viewBox="0 0 1 4192">
          <text:p/>
        </draw:connector>
        <draw:connector draw:style-name="gr3" draw:text-style-name="P3" draw:layer="layout" draw:type="curve" svg:x1="16.748cm" svg:y1="11.541cm" svg:x2="13.065cm" svg:y2="14.525cm" draw:start-shape="id4" draw:start-glue-point="2" draw:end-shape="id8" draw:end-glue-point="1" svg:d="M16748 11541c0 1990-1227 2984-3683 2984" svg:viewBox="0 0 3684 2985">
          <text:p/>
        </draw:connector>
        <draw:connector draw:style-name="gr2" draw:text-style-name="P3" draw:layer="layout" draw:type="curve" svg:x1="18.653cm" svg:y1="10.842cm" svg:x2="18.526cm" svg:y2="5.254cm" draw:start-shape="id4" draw:start-glue-point="1" draw:end-shape="id2" draw:end-glue-point="1" svg:d="M18653 10842c753 0 816-5588-127-5588" svg:viewBox="0 0 701 5589">
          <text:p/>
        </draw:connector>
        <draw:connector draw:style-name="gr3" draw:text-style-name="P3" draw:layer="layout" draw:type="curve" svg:x1="14.716cm" svg:y1="5.254cm" svg:x2="13.065cm" svg:y2="2.968cm" draw:start-shape="id2" draw:start-glue-point="3" draw:end-shape="id3" draw:end-glue-point="1" svg:d="M14716 5254c-1237 0-412-2286-1651-2286" svg:viewBox="0 0 1652 2287">
          <text:p/>
        </draw:connector>
        <draw:connector draw:style-name="gr3" draw:text-style-name="P3" draw:layer="layout" draw:type="curve" svg:x1="5.318cm" svg:y1="4.556cm" svg:x2="9.255cm" svg:y2="2.968cm" draw:start-shape="id6" draw:start-glue-point="0" draw:end-shape="id3" draw:end-glue-point="3" svg:d="M5318 4556c0-1059 1312-1588 3937-1588" svg:viewBox="0 0 3938 1589">
          <text:p/>
        </draw:connector>
        <draw:connector draw:style-name="gr3" draw:text-style-name="P3" draw:layer="layout" draw:type="curve" svg:x1="3.413cm" svg:y1="8.175cm" svg:x2="9.255cm" svg:y2="2.968cm" draw:start-shape="id5" draw:start-glue-point="3" draw:end-shape="id3" draw:end-glue-point="3" svg:d="M3413 8175c-751 0-3672-5207 5842-5207" svg:viewBox="0 0 6856 5208">
          <text:p/>
        </draw:connector>
        <draw:connector draw:style-name="gr3" draw:text-style-name="P3" draw:layer="layout" draw:type="curve" svg:x1="11.16cm" svg:y1="11.541cm" svg:x2="11.16cm" svg:y2="13.827cm" draw:start-shape="id7" draw:start-glue-point="2" draw:end-shape="id8" draw:end-glue-point="0" svg:d="M11160 11541v2286" svg:viewBox="0 0 1 2287">
          <text:p/>
        </draw:connector>
        <draw:custom-shape draw:style-name="gr1" draw:text-style-name="P2" xml:id="id9" draw:id="id9" draw:layer="layout" svg:width="3.81cm" svg:height="1.397cm" svg:x="9.255cm" svg:y="18.145cm">
          <text:p text:style-name="P1"><text:span text:style-name="T1">Bat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1.16cm" svg:y1="15.224cm" svg:x2="11.16cm" svg:y2="18.145cm" draw:start-shape="id8" draw:start-glue-point="2" draw:end-shape="id9" draw:end-glue-point="0" svg:d="M11160 15224v2921" svg:viewBox="0 0 1 2922">
          <text:p/>
        </draw:connector>
        <draw:connector draw:style-name="gr3" draw:text-style-name="P3" draw:layer="layout" draw:type="curve" svg:x1="9.255cm" svg:y1="18.843cm" svg:x2="9.255cm" svg:y2="2.968cm" draw:start-shape="id9" draw:start-glue-point="3" draw:end-shape="id3" draw:end-glue-point="3" svg:d="M9255 18843c-751 0-751-15875 0-15875" svg:viewBox="0 0 564 15876">
          <text:p/>
        </draw:connector>
        <draw:connector draw:style-name="gr3" draw:text-style-name="P3" draw:layer="layout" draw:type="curve" svg:x1="14.843cm" svg:y1="10.842cm" svg:x2="13.065cm" svg:y2="2.968cm" draw:start-shape="id4" draw:start-glue-point="3" draw:end-shape="id3" draw:end-glue-point="1" svg:d="M14843 10842c-1332 0-443-7874-1778-7874" svg:viewBox="0 0 1779 7875">
          <text:p/>
        </draw:connector>
        <draw:custom-shape draw:style-name="gr1" draw:text-style-name="P2" xml:id="id10" draw:id="id10" draw:layer="layout" svg:width="3.81cm" svg:height="1.397cm" svg:x="9.255cm" svg:y="21.193cm">
          <text:p text:style-name="P1"><text:span text:style-name="T1">BattleFai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1.16cm" svg:y1="19.542cm" svg:x2="11.16cm" svg:y2="21.193cm" draw:start-shape="id9" draw:start-glue-point="2" draw:end-shape="id10" draw:end-glue-point="0" svg:d="M11160 19542v1651" svg:viewBox="0 0 1 1652">
          <text:p/>
        </draw:connector>
        <draw:connector draw:style-name="gr3" draw:text-style-name="P3" draw:layer="layout" draw:type="curve" svg:x1="16.748cm" svg:y1="10.144cm" svg:x2="7.223cm" svg:y2="8.175cm" draw:start-shape="id4" draw:start-glue-point="0" draw:end-shape="id5" draw:end-glue-point="1" svg:d="M16748 10144c0-1313-3175-1969-9525-1969" svg:viewBox="0 0 9526 197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3T14:49:44.398000000</meta:creation-date>
    <dc:date>2021-06-23T15:28:31.927000000</dc:date>
    <meta:editing-duration>PT29S</meta:editing-duration>
    <meta:editing-cycles>1</meta:editing-cycles>
    <meta:document-statistic meta:object-count="27"/>
    <meta:generator>LibreOffice/7.0.3.1$Windows_X86_64 LibreOffice_project/d7547858d014d4cf69878db179d326fc3483e082</meta:generator>
  </office:meta>
</office:document-meta>
</file>